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6.297cm"/>
    </style:style>
    <style:style style:name="co4" style:family="table-column">
      <style:table-column-properties fo:break-before="auto" style:column-width="7.76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3.8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9" style:family="table-cell" style:parent-style-name="Default">
      <style:table-cell-properties fo:background-color="#ffffa6" fo:border="0.06pt solid #000000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a6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cell-content()=&quot;NÃO EXECUTADO&quot;" style:apply-style-name="ConditionalStyle_5f_1" style:base-cell-address="Planilha1.E8"/>
      <style:map style:condition="cell-content()=&quot;BLOQUEADO&quot;" style:apply-style-name="ConditionalStyle_5f_2" style:base-cell-address="Planilha1.E8"/>
      <style:map style:condition="cell-content()=&quot;FALHOU&quot;" style:apply-style-name="ConditionalStyle_5f_3" style:base-cell-address="Planilha1.E8"/>
      <style:map style:condition="cell-content()=&quot;PASSOU&quot;" style:apply-style-name="ConditionalStyle_5f_4" style:base-cell-address="Planilha1.E8"/>
      <style:map style:condition="cell-content()=&quot;PASS&quot;" style:apply-style-name="ConditionalStyle_5f_5" style:base-cell-address="Planilha1.E8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OU&quot;;&quot;FALHOU&quot;;&quot;BLOQUEADO&quot;;&quot;NÃO EXECUTADO&quot;)" table:allow-empty-cell="true" table:display-list="unsorted" table:base-cell-address="Planilha1.M9"/>
      </table:content-validations>
      <table:table table:name="Planilha1" table:style-name="ta1">
        <table:table-column table:style-name="co1" table:default-cell-style-name="ce19"/>
        <table:table-column table:style-name="co2" table:default-cell-style-name="ce21"/>
        <table:table-column table:style-name="co3" table:default-cell-style-name="ce24"/>
        <table:table-column table:style-name="co4" table:default-cell-style-name="ce25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Renderização</text:p>
          </table:table-cell>
          <table:table-cell table:style-name="ce23" office:value-type="string" calcext:value-type="string">
            <text:p><text:span text:style-name="T1">carregar a pagina  RegisterPage</text:span></text:p>
          </table:table-cell>
          <table:table-cell office:value-type="string" calcext:value-type="string">
            <text:p>Jest renderiza RegisterPag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<text:s/>LoginPage</text:p>
          </table:table-cell>
          <table:table-cell office:value-type="string" calcext:value-type="string">
            <text:p>Injesto renderiza LoginPag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PaginaReserva</text:p>
          </table:table-cell>
          <table:table-cell office:value-type="string" calcext:value-type="string">
            <text:p>Jest renderiza PaginaReserv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PaginaProdutos</text:p>
          </table:table-cell>
          <table:table-cell office:value-type="string" calcext:value-type="string">
            <text:p>Jest renderiza PaginaProdutos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Home</text:p>
          </table:table-cell>
          <table:table-cell office:value-type="string" calcext:value-type="string">
            <text:p>Jest renderiza <text:s/>Hom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SearchCity</text:p>
          </table:table-cell>
          <table:table-cell office:value-type="string" calcext:value-type="string">
            <text:p>Jest renderiza SearchCity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SearchCategory</text:p>
          </table:table-cell>
          <table:table-cell office:value-type="string" calcext:value-type="string">
            <text:p>Jest renderiza SearchCategory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2" office:value-type="string" calcext:value-type="string" table:number-columns-spanned="1" table:number-rows-spanned="7">
            <text:p>BuscaHoteisCategoria</text:p>
          </table:table-cell>
          <table:table-cell table:style-name="ce23"/>
          <table:table-cell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BuscaHoteisCity</text:p>
          </table:table-cell>
          <table:table-cell table:style-name="ce23"/>
          <table:table-cell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Home</text:p>
          </table:table-cell>
          <table:table-cell table:style-name="ce23"/>
          <table:table-cell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Login</text:p>
          </table:table-cell>
          <table:table-cell table:style-name="ce23"/>
          <table:table-cell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paginaProdutos</text:p>
          </table:table-cell>
          <table:table-cell table:style-name="ce23"/>
          <table:table-cell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paginaReservas</text:p>
          </table:table-cell>
          <table:table-cell table:style-name="ce23"/>
          <table:table-cell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Register</text:p>
          </table:table-cell>
          <table:table-cell table:style-name="ce23"/>
          <table:table-cell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calcext:conditional-formats>
          <calcext:conditional-format calcext:target-range-address="Planilha1.E8:Planilha1.E14 Planilha1.E20:Planilha1.E26 Planilha1.E31:Planilha1.E37 Planilha1.E42:Planilha1.E48 Planilha1.E54:Planilha1.E60 Planilha1.E65:Planilha1.E71 Planilha1.E76:Planilha1.E82 Planilha1.E87:Planilha1.E93">
            <calcext:condition calcext:apply-style-name="ConditionalStyle_1" calcext:value="=&quot;NÃO EXECUTADO&quot;" calcext:base-cell-address="Planilha1.E8"/>
            <calcext:condition calcext:apply-style-name="ConditionalStyle_2" calcext:value="=&quot;BLOQUEADO&quot;" calcext:base-cell-address="Planilha1.E8"/>
            <calcext:condition calcext:apply-style-name="ConditionalStyle_3" calcext:value="=&quot;FALHOU&quot;" calcext:base-cell-address="Planilha1.E8"/>
            <calcext:condition calcext:apply-style-name="ConditionalStyle_4" calcext:value="=&quot;PASSOU&quot;" calcext:base-cell-address="Planilha1.E8"/>
            <calcext:condition calcext:apply-style-name="ConditionalStyle_5" calcext:value="=&quot;PASS&quot;" calcext:base-cell-address="Planilha1.E8"/>
          </calcext:conditional-format>
          <calcext:conditional-format calcext:target-range-address="Planilha1.E8:Planilha1.E14 Planilha1.E20:Planilha1.E26 Planilha1.E31:Planilha1.E37 Planilha1.E42:Planilha1.E48 Planilha1.E54:Planilha1.E60 Planilha1.E65:Planilha1.E71 Planilha1.E76:Planilha1.E82 Planilha1.E87:Planilha1.E93">
            <calcext:condition calcext:apply-style-name="ConditionalStyle_6" calcext:value="=&quot;FAIL&quot;" calcext:base-cell-address="Planilha1.E8"/>
          </calcext:conditional-format>
          <calcext:conditional-format calcext:target-range-address="Planilha1.E8:Planilha1.E14 Planilha1.E20:Planilha1.E26 Planilha1.E31:Planilha1.E37 Planilha1.E42:Planilha1.E48 Planilha1.E54:Planilha1.E60 Planilha1.E65:Planilha1.E71 Planilha1.E76:Planilha1.E82 Planilha1.E87:Planilha1.E93">
            <calcext:condition calcext:apply-style-name="ConditionalStyle_7" calcext:value="=&quot;BLOCKED&quot;" calcext:base-cell-address="Planilha1.E8"/>
          </calcext:conditional-format>
          <calcext:conditional-format calcext:target-range-address="Planilha1.E8:Planilha1.E14 Planilha1.E20:Planilha1.E26 Planilha1.E31:Planilha1.E37 Planilha1.E42:Planilha1.E48 Planilha1.E54:Planilha1.E60 Planilha1.E65:Planilha1.E71 Planilha1.E76:Planilha1.E82 Planilha1.E87:Planilha1.E93">
            <calcext:condition calcext:apply-style-name="ConditionalStyle_8" calcext:value="=&quot;WAITING&quot;" calcext:base-cell-address="Planilha1.E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eebf7"/>
    </style:style>
    <style:style style:name="ConditionalStyle_5f_2" style:display-name="ConditionalStyle_2" style:family="table-cell" style:parent-style-name="Default">
      <style:table-cell-properties fo:background-color="#fff2cc"/>
    </style:style>
    <style:style style:name="ConditionalStyle_5f_3" style:display-name="ConditionalStyle_3" style:family="table-cell" style:parent-style-name="Default">
      <style:table-cell-properties fo:background-color="#ff5757"/>
    </style:style>
    <style:style style:name="ConditionalStyle_5f_4" style:display-name="ConditionalStyle_4" style:family="table-cell" style:parent-style-name="Default">
      <style:table-cell-properties fo:background-color="#a9d18e"/>
    </style:style>
    <style:style style:name="ConditionalStyle_5f_5" style:display-name="ConditionalStyle_5" style:family="table-cell" style:parent-style-name="Default">
      <style:table-cell-properties fo:background-color="#6aa84f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7" style:display-name="ConditionalStyle_7" style:family="table-cell" style:parent-style-name="Default">
      <style:table-cell-properties fo:background-color="#f1c232"/>
    </style:style>
    <style:style style:name="ConditionalStyle_5f_8" style:display-name="ConditionalStyle_8" style:family="table-cell" style:parent-style-name="Default">
      <style:table-cell-properties fo:background-color="#b7b7b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6:13:15.0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8:57:55.557000000</meta:creation-date>
    <dc:date>2022-04-03T16:30:56.840000000</dc:date>
    <meta:editing-duration>PT2H8M13S</meta:editing-duration>
    <meta:editing-cycles>10</meta:editing-cycles>
    <meta:generator>LibreOffice/7.2.5.2$Windows_X86_64 LibreOffice_project/499f9727c189e6ef3471021d6132d4c694f357e5</meta:generator>
    <meta:document-statistic meta:table-count="1" meta:cell-count="118" meta:object-count="0"/>
  </office:meta>
</office:document-meta>
</file>